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296cm" fo:min-width="3.796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296cm" fo:min-width="3.484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3.75cm"/>
      <style:paragraph-properties style:writing-mode="lr-tb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svg:stroke-color="#000000" draw:fill="none" draw:fill-color="#ffffff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741cm" fo:min-width="3.75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296cm" fo:min-width="3.546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1.626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2.752cm"/>
    </style:style>
    <style:style style:name="gr10" style:family="graphic" style:parent-style-name="objectwithoutfill">
      <style:graphic-properties svg:stroke-color="#000000" draw:marker-end="Arrow" draw:marker-end-width="0.3cm" draw:fill="none" draw:fill-color="#ffffff" draw:textarea-vertical-align="middle"/>
      <style:paragraph-properties style:writing-mode="lr-tb"/>
    </style:style>
    <style:style style:name="gr11" style:family="graphic" style:parent-style-name="standard">
      <style:graphic-properties svg:stroke-color="#000000" draw:fill-color="#ffffff" draw:textarea-vertical-align="middle"/>
    </style:style>
    <style:style style:name="gr12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4cm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2.238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501cm" fo:min-width="2.942cm"/>
    </style:style>
    <style:style style:name="P1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" style:family="paragraph">
      <loext:graphic-properties draw:fill-color="#ffffff"/>
      <style:paragraph-properties fo:text-align="center"/>
      <style:text-properties style:font-name="Times New Roman" fo:font-size="14pt" style:font-size-asian="14pt" style:font-size-complex="14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2" draw:id="id12" draw:layer="layout" svg:width="4.5cm" svg:height="0.75cm" svg:x="7.5cm" svg:y="1.25cm">
          <text:p text:style-name="P1"><text:span text:style-name="T1">Початок</text:span></text:p>
          <draw:enhanced-geometry svg:viewBox="0 0 21600 21600" draw:path-stretchpoint-x="10800" draw:path-stretchpoint-y="10800" draw:text-areas="?f3 ?f4 ?f5 ?f6" draw:type="round-rectangle" draw:modifiers="10094.7134606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188cm" svg:height="0.75cm" svg:x="1.5cm" svg:y="9.5cm"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10094.7134606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25cm" svg:height="0.75cm" svg:x="1.5cm" svg:y="10.5cm">
          <text:p text:style-name="P4"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243cm" svg:height="0.528cm" svg:x="2cm" svg:y="10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4.188cm" svg:height="0.75cm" svg:x="1.5cm" svg:y="11.5cm"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10094.7134606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3.75cm" svg:y1="10.25cm" svg:x2="3.75cm" svg:y2="10.5cm">
          <text:p/>
        </draw:line>
        <draw:line draw:style-name="gr5" draw:text-style-name="P5" draw:layer="layout" svg:x1="3.75cm" svg:y1="11.25cm" svg:x2="3.75cm" svg:y2="11.5cm">
          <text:p/>
        </draw:line>
        <draw:custom-shape draw:style-name="gr2" draw:text-style-name="P2" draw:layer="layout" svg:width="4.188cm" svg:height="0.75cm" svg:x="7.75cm" svg:y="9.509cm"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10094.7134606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4.25cm" svg:height="0.991cm" svg:x="7.75cm" svg:y="10.50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54cm" svg:height="1.003cm" svg:x="8.25cm" svg:y="10.50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2" draw:text-style-name="P2" draw:layer="layout" svg:width="4.188cm" svg:height="0.75cm" svg:x="7.75cm" svg:y="11.75cm"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10094.7134606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0cm" svg:y1="10.259cm" svg:x2="10cm" svg:y2="10.509cm">
          <text:p/>
        </draw:line>
        <draw:line draw:style-name="gr5" draw:text-style-name="P5" draw:layer="layout" svg:x1="10cm" svg:y1="11.75cm" svg:x2="10cm" svg:y2="11.509cm">
          <text:p/>
        </draw:line>
        <draw:custom-shape draw:style-name="gr2" draw:text-style-name="P2" draw:layer="layout" svg:width="4.188cm" svg:height="0.75cm" svg:x="14.75cm" svg:y="9.509cm"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10094.7134606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25cm" svg:height="0.75cm" svg:x="14.75cm" svg:y="10.50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488cm" svg:height="0.559cm" svg:x="15.25cm" svg:y="10.50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2" draw:text-style-name="P2" draw:layer="layout" svg:width="4.188cm" svg:height="0.75cm" svg:x="14.75cm" svg:y="11.509cm"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10094.7134606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7cm" svg:y1="10.259cm" svg:x2="17cm" svg:y2="10.509cm">
          <text:p/>
        </draw:line>
        <draw:line draw:style-name="gr5" draw:text-style-name="P5" draw:layer="layout" svg:x1="17cm" svg:y1="11.259cm" svg:x2="17cm" svg:y2="11.509cm">
          <text:p/>
        </draw:line>
        <draw:custom-shape draw:style-name="gr7" draw:text-style-name="P2" xml:id="id3" draw:id="id3" draw:layer="layout" svg:width="4.25cm" svg:height="0.75cm" svg:x="7.25cm" svg:y="17.009cm"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10094.7134606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4.25cm" svg:height="0.75cm" svg:x="7.25cm" svg:y="18.00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817cm" svg:height="0.47cm" svg:x="8.433cm" svg:y="18.03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style-name="gr8" draw:text-style-name="P3" xml:id="id2" draw:id="id2" draw:layer="layout" svg:width="4.25cm" svg:height="1.5cm" svg:x="7.25cm" svg:y="19.0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4" draw:layer="layout" svg:width="1.557cm" svg:height="0.47cm" svg:x="8.693cm" svg:y="19.50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9" draw:text-style-name="P3" xml:id="id8" draw:id="id8" draw:layer="layout" svg:width="4.25cm" svg:height="1cm" svg:x="12.5cm" svg:y="19.259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4" draw:text-style-name="P4" draw:layer="layout" svg:width="2.489cm" svg:height="0.509cm" svg:x="13.511cm" svg:y="19.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4" draw:layer="layout" svg:width="1.482cm" svg:height="0.509cm" svg:x="3cm" svg:y="9.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4" draw:layer="layout" svg:width="2.249cm" svg:height="0.509cm" svg:x="2.501cm" svg:y="11.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4" draw:layer="layout" svg:width="2.249cm" svg:height="0.509cm" svg:x="8.751cm" svg:y="11.7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4" draw:layer="layout" svg:width="2.249cm" svg:height="0.509cm" svg:x="15.75cm" svg:y="11.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4" draw:layer="layout" svg:width="1.482cm" svg:height="0.509cm" svg:x="9.268cm" svg:y="9.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4" draw:layer="layout" svg:width="1.465cm" svg:height="0.509cm" svg:x="16.25cm" svg:y="9.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4" draw:layer="layout" svg:width="1.516cm" svg:height="0.509cm" svg:x="8.734cm" svg:y="1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line draw:style-name="gr10" draw:text-style-name="P5" draw:layer="layout" svg:x1="11.5cm" svg:y1="19.759cm" svg:x2="12.5cm" svg:y2="19.759cm">
          <text:p text:style-name="P4"/>
        </draw:line>
        <draw:connector draw:style-name="gr11" draw:text-style-name="P3" draw:layer="layout" svg:x1="9.375cm" svg:y1="18.759cm" svg:x2="9.375cm" svg:y2="19.009cm" draw:start-shape="id1" draw:start-glue-point="2" draw:end-shape="id2" draw:end-glue-point="4" svg:d="M9375 18759v250" svg:viewBox="0 0 1 251">
          <text:p/>
        </draw:connector>
        <draw:connector draw:style-name="gr11" draw:text-style-name="P3" draw:layer="layout" svg:x1="9.375cm" svg:y1="17.759cm" svg:x2="9.375cm" svg:y2="18.009cm" draw:start-shape="id3" draw:start-glue-point="2" draw:end-shape="id1" draw:end-glue-point="0" svg:d="M9375 17759v250" svg:viewBox="0 0 1 251">
          <text:p/>
        </draw:connector>
        <draw:custom-shape draw:style-name="gr8" draw:text-style-name="P3" xml:id="id4" draw:id="id4" draw:layer="layout" svg:width="4.25cm" svg:height="1.5cm" svg:x="7.251cm" svg:y="19.0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4" draw:layer="layout" svg:width="1.557cm" svg:height="0.47cm" svg:x="8.694cm" svg:y="19.50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custom-shape draw:style-name="gr8" draw:text-style-name="P3" draw:layer="layout" svg:width="4.25cm" svg:height="1.5cm" svg:x="7.25cm" svg:y="21.75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4" draw:layer="layout" svg:width="1.557cm" svg:height="0.47cm" svg:x="8.693cm" svg:y="22.25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custom-shape draw:style-name="gr9" draw:text-style-name="P3" xml:id="id10" draw:id="id10" draw:layer="layout" svg:width="4.25cm" svg:height="1cm" svg:x="12.5cm" svg:y="22.009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4" draw:text-style-name="P4" draw:layer="layout" svg:width="2.472cm" svg:height="0.509cm" svg:x="13.511cm" svg:y="22.2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line draw:style-name="gr12" draw:text-style-name="P5" draw:layer="layout" svg:x1="11.5cm" svg:y1="22.509cm" svg:x2="12.5cm" svg:y2="22.509cm">
          <text:p/>
        </draw:line>
        <draw:custom-shape draw:style-name="gr8" draw:text-style-name="P3" xml:id="id5" draw:id="id5" draw:layer="layout" svg:width="4.25cm" svg:height="1.5cm" svg:x="7.251cm" svg:y="21.75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4" draw:layer="layout" svg:width="1.557cm" svg:height="0.47cm" svg:x="8.694cm" svg:y="22.25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connector draw:style-name="gr12" draw:text-style-name="P5" draw:layer="layout" svg:x1="9.376cm" svg:y1="20.509cm" svg:x2="9.376cm" svg:y2="21.759cm" draw:start-shape="id4" draw:start-glue-point="6" draw:end-shape="id5" draw:end-glue-point="4" svg:d="M9376 20509v1250" svg:viewBox="0 0 1 1251">
          <text:p/>
        </draw:connector>
        <draw:custom-shape draw:style-name="gr9" draw:text-style-name="P3" xml:id="id6" draw:id="id6" draw:layer="layout" svg:width="4.25cm" svg:height="1cm" svg:x="7.25cm" svg:y="24.259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4" draw:text-style-name="P4" draw:layer="layout" svg:width="2.489cm" svg:height="0.509cm" svg:x="8.261cm" svg:y="24.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custom-shape draw:style-name="gr2" draw:text-style-name="P2" draw:layer="layout" svg:width="4.188cm" svg:height="0.75cm" svg:x="7.25cm" svg:y="26.509cm">
          <text:p/>
          <draw:enhanced-geometry svg:viewBox="0 0 21600 21600" draw:path-stretchpoint-x="10800" draw:path-stretchpoint-y="10800" draw:text-areas="?f3 ?f4 ?f5 ?f6" draw:type="round-rectangle" draw:modifiers="10094.7134606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xml:id="id7" draw:id="id7" draw:layer="layout" svg:width="2.249cm" svg:height="0.509cm" svg:x="8.25cm" svg:y="26.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connector draw:style-name="gr12" draw:text-style-name="P5" draw:layer="layout" svg:x1="9.376cm" svg:y1="23.259cm" svg:x2="9.375cm" svg:y2="24.259cm" draw:start-shape="id5" draw:start-glue-point="6" draw:end-shape="id6" draw:end-glue-point="0" svg:d="M9376 23259v501h-1v499" svg:viewBox="0 0 2 1001">
          <text:p/>
        </draw:connector>
        <draw:connector draw:style-name="gr12" draw:text-style-name="P5" xml:id="id9" draw:id="id9" draw:layer="layout" svg:x1="9.375cm" svg:y1="25.259cm" svg:x2="9.374cm" svg:y2="26.5cm" draw:start-shape="id6" draw:start-glue-point="2" draw:end-shape="id7" draw:end-glue-point="0" svg:d="M9375 25259v622h-1v619" svg:viewBox="0 0 2 1242">
          <text:p/>
        </draw:connector>
        <draw:connector draw:style-name="gr12" draw:text-style-name="P5" xml:id="id11" draw:id="id11" draw:layer="layout" draw:line-skew="0.998cm" svg:x1="16.75cm" svg:y1="19.759cm" svg:x2="9.374cm" svg:y2="25.881cm" draw:start-shape="id8" draw:start-glue-point="1" draw:end-shape="id9" draw:end-glue-point="0" svg:d="M16750 19759h1500v6122h-8876" svg:viewBox="0 0 8877 6123">
          <text:p/>
        </draw:connector>
        <draw:connector draw:style-name="gr12" draw:text-style-name="P5" draw:layer="layout" draw:line-skew="-1.251cm" svg:x1="16.75cm" svg:y1="22.509cm" svg:x2="18.25cm" svg:y2="22.82cm" draw:start-shape="id10" draw:start-glue-point="1" draw:end-shape="id11" draw:end-glue-point="0" svg:d="M16750 22509h750v311h750" svg:viewBox="0 0 1501 312">
          <text:p/>
        </draw:connector>
        <draw:custom-shape draw:style-name="gr13" draw:text-style-name="P3" xml:id="id13" draw:id="id13" draw:layer="layout" svg:width="4.5cm" svg:height="0.75cm" svg:x="7.5cm" svg:y="2.25cm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9.75cm" svg:y1="2cm" svg:x2="9.75cm" svg:y2="2.25cm" draw:start-shape="id12" draw:start-glue-point="2" draw:end-shape="id13" draw:end-glue-point="0" svg:d="M9750 2000v250" svg:viewBox="0 0 1 251">
          <text:p/>
        </draw:connector>
        <draw:frame draw:style-name="gr4" draw:text-style-name="P4" draw:layer="layout" svg:width="1.067cm" svg:height="0.47cm" svg:x="9.217cm" svg:y="2.2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4" draw:text-style-name="P3" xml:id="id14" draw:id="id14" draw:layer="layout" svg:width="4.5cm" svg:height="1cm" svg:x="7.5cm" svg:y="3.25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4" draw:text-style-name="P4" draw:layer="layout" svg:width="1.588cm" svg:height="0.47cm" svg:x="8.956cm" svg:y="3.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onnector draw:style-name="gr11" draw:text-style-name="P3" draw:layer="layout" svg:x1="9.75cm" svg:y1="3cm" svg:x2="9.75cm" svg:y2="3.25cm" draw:start-shape="id13" draw:start-glue-point="2" draw:end-shape="id14" draw:end-glue-point="5" svg:d="M9750 3000v250" svg:viewBox="0 0 1 251">
          <text:p/>
        </draw:connector>
        <draw:connector draw:style-name="gr11" draw:text-style-name="P3" draw:layer="layout" svg:x1="9.75cm" svg:y1="4.25cm" svg:x2="9.75cm" svg:y2="4.5cm" draw:start-shape="id14" draw:start-glue-point="8" svg:d="M9750 4250v250" svg:viewBox="0 0 1 251">
          <text:p/>
        </draw:connector>
        <draw:custom-shape draw:style-name="gr14" draw:text-style-name="P3" xml:id="id15" draw:id="id15" draw:layer="layout" svg:width="4.5cm" svg:height="1cm" svg:x="7.5cm" svg:y="5.5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4" draw:text-style-name="P4" draw:layer="layout" svg:width="2.257cm" svg:height="0.47cm" svg:x="8.622cm" svg:y="5.7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connector draw:style-name="gr11" draw:text-style-name="P3" draw:layer="layout" svg:x1="9.75cm" svg:y1="5.25cm" svg:x2="9.75cm" svg:y2="5.5cm" draw:end-shape="id15" draw:end-glue-point="5" svg:d="M9750 5250v250" svg:viewBox="0 0 1 251">
          <text:p/>
        </draw:connector>
        <draw:custom-shape draw:style-name="gr1" draw:text-style-name="P2" xml:id="id16" draw:id="id16" draw:layer="layout" svg:width="4.5cm" svg:height="0.75cm" svg:x="7.5cm" svg:y="6.75cm">
          <text:p text:style-name="P1"><text:span text:style-name="T1">Кінець</text:span></text:p>
          <draw:enhanced-geometry svg:viewBox="0 0 21600 21600" draw:path-stretchpoint-x="10800" draw:path-stretchpoint-y="10800" draw:text-areas="?f3 ?f4 ?f5 ?f6" draw:type="round-rectangle" draw:modifiers="10094.7134606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svg:x1="9.75cm" svg:y1="6.5cm" svg:x2="9.75cm" svg:y2="6.75cm" draw:start-shape="id15" draw:start-glue-point="8" draw:end-shape="id16" draw:end-glue-point="0" svg:d="M9750 6500v250" svg:viewBox="0 0 1 251">
          <text:p/>
        </draw:connector>
        <draw:custom-shape draw:style-name="gr15" draw:text-style-name="P3" draw:layer="layout" svg:width="4.5cm" svg:height="0.75cm" svg:x="7.5cm" svg:y="4.5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4" draw:text-style-name="P4" draw:layer="layout" svg:width="2.514cm" svg:height="0.509cm" svg:x="8.493cm" svg:y="4.5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1-17T12:53:21.933000000</meta:creation-date>
    <dc:date>2020-11-17T16:53:44.946000000</dc:date>
    <meta:editing-duration>PT24M30S</meta:editing-duration>
    <meta:editing-cycles>7</meta:editing-cycles>
    <meta:generator>LibreOffice/7.0.1.2$Windows_X86_64 LibreOffice_project/7cbcfc562f6eb6708b5ff7d7397325de9e764452</meta:generator>
    <meta:document-statistic meta:object-count="68"/>
  </office:meta>
</office:document-meta>
</file>

<file path=Object 1/content.xml><?xml version="1.0" encoding="utf-8"?>
<math xmlns="http://www.w3.org/1998/Math/MathML" display="block">
  <semantics>
    <mrow>
      <mi mathvariant="italic">tmp</mi>
      <mo stretchy="false">=</mo>
      <mrow>
        <msup>
          <mi>x</mi>
          <mn>2</mn>
        </msup>
        <mo stretchy="false">+</mo>
        <msup>
          <mi>y</mi>
          <mn>2</mn>
        </msup>
        <mo stretchy="false">+</mo>
        <msqrt>
          <mi mathvariant="italic">xy</mi>
        </msqrt>
      </mrow>
    </mrow>
    <annotation encoding="StarMath 5.0">tmp=x^2+y^2+sqrt{ xy }</annotation>
  </semantics>
</math>
</file>

<file path=Object 10/content.xml><?xml version="1.0" encoding="utf-8"?>
<math xmlns="http://www.w3.org/1998/Math/MathML" display="block">
  <semantics>
    <mrow>
      <mi mathvariant="italic">return</mi>
      <mrow>
        <mo fence="true" stretchy="false">(</mo>
        <mrow>
          <mi mathvariant="italic">tmp</mi>
        </mrow>
        <mo fence="true" stretchy="false">)</mo>
      </mrow>
    </mrow>
    <annotation encoding="StarMath 5.0">return( tmp )</annotation>
  </semantics>
</math>
</file>

<file path=Object 11/content.xml><?xml version="1.0" encoding="utf-8"?>
<math xmlns="http://www.w3.org/1998/Math/MathML" display="block">
  <semantics>
    <mrow>
      <mi>b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b( x,y )</annotation>
  </semantics>
</math>
</file>

<file path=Object 12/content.xml><?xml version="1.0" encoding="utf-8"?>
<math xmlns="http://www.w3.org/1998/Math/MathML" display="block">
  <semantics>
    <mrow>
      <mi>c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c( x,y )</annotation>
  </semantics>
</math>
</file>

<file path=Object 13/content.xml><?xml version="1.0" encoding="utf-8"?>
<math xmlns="http://www.w3.org/1998/Math/MathML" display="block">
  <semantics>
    <mrow>
      <mi>δ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%delta( x,y )</annotation>
  </semantics>
</math>
</file>

<file path=Object 14/content.xml><?xml version="1.0" encoding="utf-8"?>
<math xmlns="http://www.w3.org/1998/Math/MathML" display="block">
  <semantics>
    <mrow>
      <mi mathvariant="italic">temp</mi>
      <mo stretchy="false">&gt;</mo>
      <mn>0</mn>
    </mrow>
    <annotation encoding="StarMath 5.0">temp&gt;0</annotation>
  </semantics>
</math>
</file>

<file path=Object 15/content.xml><?xml version="1.0" encoding="utf-8"?>
<math xmlns="http://www.w3.org/1998/Math/MathML" display="block">
  <semantics>
    <mrow>
      <mi mathvariant="italic">temp</mi>
      <mo stretchy="false">&gt;</mo>
      <mn>0</mn>
    </mrow>
    <annotation encoding="StarMath 5.0">temp&gt;0</annotation>
  </semantics>
</math>
</file>

<file path=Object 16/content.xml><?xml version="1.0" encoding="utf-8"?>
<math xmlns="http://www.w3.org/1998/Math/MathML" display="block">
  <semantics>
    <mrow>
      <mrow>
        <mi mathvariant="italic">tmp</mi>
        <mo stretchy="false">=</mo>
        <mi>c</mi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tmp=c( x,y )</annotation>
  </semantics>
</math>
</file>

<file path=Object 17/content.xml><?xml version="1.0" encoding="utf-8"?>
<math xmlns="http://www.w3.org/1998/Math/MathML" display="block">
  <semantics>
    <mrow>
      <mi mathvariant="italic">temp</mi>
      <mo stretchy="false">&lt;</mo>
      <mn>0</mn>
    </mrow>
    <annotation encoding="StarMath 5.0">temp&lt;0</annotation>
  </semantics>
</math>
</file>

<file path=Object 18/content.xml><?xml version="1.0" encoding="utf-8"?>
<math xmlns="http://www.w3.org/1998/Math/MathML" display="block">
  <semantics>
    <mrow>
      <mrow>
        <mi mathvariant="italic">tmp</mi>
        <mo stretchy="false">=</mo>
        <mi>b</mi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tmp=b( x,y )</annotation>
  </semantics>
</math>
</file>

<file path=Object 19/content.xml><?xml version="1.0" encoding="utf-8"?>
<math xmlns="http://www.w3.org/1998/Math/MathML" display="block">
  <semantics>
    <mrow>
      <mi mathvariant="italic">return</mi>
      <mrow>
        <mo fence="true" stretchy="false">(</mo>
        <mrow>
          <mi mathvariant="italic">tmp</mi>
        </mrow>
        <mo fence="true" stretchy="false">)</mo>
      </mrow>
    </mrow>
    <annotation encoding="StarMath 5.0">return( tmp )</annotation>
  </semantics>
</math>
</file>

<file path=Object 2/content.xml><?xml version="1.0" encoding="utf-8"?>
<math xmlns="http://www.w3.org/1998/Math/MathML" display="block">
  <semantics>
    <mrow>
      <mi>a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a( x,y )</annotation>
  </semantics>
</math>
</file>

<file path=Object 20/content.xml><?xml version="1.0" encoding="utf-8"?>
<math xmlns="http://www.w3.org/1998/Math/MathML" display="block">
  <semantics>
    <mrow>
      <mi>y</mi>
      <mo stretchy="false">=</mo>
      <mn>4</mn>
    </mrow>
    <annotation encoding="StarMath 5.0">y=4</annotation>
  </semantics>
</math>
</file>

<file path=Object 21/content.xml><?xml version="1.0" encoding="utf-8"?>
<math xmlns="http://www.w3.org/1998/Math/MathML" display="block">
  <semantics>
    <mrow>
      <mi mathvariant="italic">Input</mi>
      <mi mathvariant="normal">:</mi>
      <mi>x</mi>
    </mrow>
    <annotation encoding="StarMath 5.0">Input: x</annotation>
  </semantics>
</math>
</file>

<file path=Object 22/content.xml><?xml version="1.0" encoding="utf-8"?>
<math xmlns="http://www.w3.org/1998/Math/MathML" display="block">
  <semantics>
    <mrow>
      <mrow>
        <mi mathvariant="italic">tmp</mi>
        <mo stretchy="false">=</mo>
        <mi>δ</mi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tmp=%delta( x,y )</annotation>
  </semantics>
</math>
</file>

<file path=Object 23/content.xml><?xml version="1.0" encoding="utf-8"?>
<math xmlns="http://www.w3.org/1998/Math/MathML" display="block">
  <semantics>
    <mrow>
      <mi mathvariant="italic">Output</mi>
      <mi mathvariant="normal">:</mi>
      <mi mathvariant="italic">tmp</mi>
    </mrow>
    <annotation encoding="StarMath 5.0">Output: tmp</annotation>
  </semantics>
</math>
</file>

<file path=Object 3/content.xml><?xml version="1.0" encoding="utf-8"?>
<math xmlns="http://www.w3.org/1998/Math/MathML" display="block">
  <semantics>
    <mrow>
      <mrow>
        <mi mathvariant="italic">tmp</mi>
        <mo stretchy="false">=</mo>
        <mfrac>
          <mn>2</mn>
          <mn>3</mn>
        </mfrac>
      </mrow>
      <mrow>
        <mrow>
          <mo fence="true" stretchy="false">(</mo>
          <mrow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</mrow>
          <mo fence="true" stretchy="false">)</mo>
        </mrow>
        <mo stretchy="false">+</mo>
        <msup>
          <mi>e</mi>
          <mn>2</mn>
        </msup>
      </mrow>
    </mrow>
    <annotation encoding="StarMath 5.0">tmp=2 over 3( x^2+y^2 )+e^2</annotation>
  </semantics>
</math>
</file>

<file path=Object 4/content.xml><?xml version="1.0" encoding="utf-8"?>
<math xmlns="http://www.w3.org/1998/Math/MathML" display="block">
  <semantics>
    <mrow>
      <mi mathvariant="italic">return</mi>
      <mrow>
        <mo fence="true" stretchy="false">(</mo>
        <mrow>
          <mi mathvariant="italic">tmp</mi>
        </mrow>
        <mo fence="true" stretchy="false">)</mo>
      </mrow>
    </mrow>
    <annotation encoding="StarMath 5.0">return( tmp )</annotation>
  </semantics>
</math>
</file>

<file path=Object 5/content.xml><?xml version="1.0" encoding="utf-8"?>
<math xmlns="http://www.w3.org/1998/Math/MathML" display="block">
  <semantics>
    <mrow>
      <mrow>
        <mi mathvariant="italic">tmp</mi>
        <mo stretchy="false">=</mo>
        <msup>
          <mrow>
            <mo fence="true" stretchy="false">(</mo>
            <mrow>
              <mrow>
                <mi>x</mi>
                <mo stretchy="false">+</mo>
                <mi>y</mi>
              </mrow>
            </mrow>
            <mo fence="true" stretchy="false">)</mo>
          </mrow>
          <mn>2</mn>
        </msup>
      </mrow>
      <mi>ln</mi>
      <mrow>
        <mo fence="true" stretchy="true">|</mo>
        <mrow>
          <mi mathvariant="italic">xy</mi>
        </mrow>
        <mo fence="true" stretchy="true">|</mo>
      </mrow>
    </mrow>
    <annotation encoding="StarMath 5.0">tmp=( x+y )^2 ln abs{ xy }</annotation>
  </semantics>
</math>
</file>

<file path=Object 6/content.xml><?xml version="1.0" encoding="utf-8"?>
<math xmlns="http://www.w3.org/1998/Math/MathML" display="block">
  <semantics>
    <mrow>
      <mi mathvariant="italic">return</mi>
      <mrow>
        <mo fence="true" stretchy="false">(</mo>
        <mrow>
          <mi mathvariant="italic">tmp</mi>
        </mrow>
        <mo fence="true" stretchy="false">)</mo>
      </mrow>
    </mrow>
    <annotation encoding="StarMath 5.0">return( tmp )</annotation>
  </semantics>
</math>
</file>

<file path=Object 7/content.xml><?xml version="1.0" encoding="utf-8"?>
<math xmlns="http://www.w3.org/1998/Math/MathML" display="block">
  <semantics>
    <mrow>
      <mi mathvariant="italic">temp</mi>
      <mo stretchy="false">=</mo>
      <mi mathvariant="italic">xy</mi>
    </mrow>
    <annotation encoding="StarMath 5.0">temp=xy</annotation>
  </semantics>
</math>
</file>

<file path=Object 8/content.xml><?xml version="1.0" encoding="utf-8"?>
<math xmlns="http://www.w3.org/1998/Math/MathML" display="block">
  <semantics>
    <mrow>
      <mi mathvariant="italic">temp</mi>
      <mo stretchy="false">&gt;</mo>
      <mn>0</mn>
    </mrow>
    <annotation encoding="StarMath 5.0">temp&gt;0</annotation>
  </semantics>
</math>
</file>

<file path=Object 9/content.xml><?xml version="1.0" encoding="utf-8"?>
<math xmlns="http://www.w3.org/1998/Math/MathML" display="block">
  <semantics>
    <mrow>
      <mrow>
        <mi mathvariant="italic">tmp</mi>
        <mo stretchy="false">=</mo>
        <mi>a</mi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tmp=a( x,y )</annotation>
  </semantics>
</math>
</file>